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3cm"/>
    </style:style>
    <style:style style:name="Tabla1.B" style:family="table-column">
      <style:table-column-properties style:column-width="7.751cm"/>
    </style:style>
    <style:style style:name="Tabla1.C" style:family="table-column">
      <style:table-column-properties style:column-width="7.743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2.397cm"/>
    </style:style>
    <style:style style:name="Tabla1.F" style:family="table-column">
      <style:table-column-properties style:column-width="2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28" style:family="table-row">
      <style:table-row-properties style:min-row-height="2.477cm"/>
    </style:style>
    <style:style style:name="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6d43da" style:font-name-asian="Droid Sans Fallback" style:font-size-asian="15pt" style:font-name-complex="FreeSans" style:font-size-complex="15pt"/>
    </style:style>
    <style:style style:name="P9" style:family="paragraph" style:parent-style-name="Text_20_body">
      <style:text-properties officeooo:paragraph-rsid="0045aed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6b20ee" officeooo:paragraph-rsid="006b20ee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 style:parent-style-name="Text_20_body">
      <style:text-properties fo:font-size="15pt" officeooo:rsid="006d43da" officeooo:paragraph-rsid="006d43da" style:font-size-asian="15pt" style:font-size-complex="15pt"/>
    </style:style>
    <style:style style:name="P12" style:family="paragraph" style:parent-style-name="Subtitle">
      <style:text-properties officeooo:rsid="0047c122" officeooo:paragraph-rsid="0047c122"/>
    </style:style>
    <style:style style:name="P13" style:family="paragraph" style:parent-style-name="Subtitle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499ef8" officeooo:paragraph-rsid="00499ef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officeooo:paragraph-rsid="004db8b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9ef8" officeooo:paragraph-rsid="00499ef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f59e5" officeooo:paragraph-rsid="0050c71b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db8bf" officeooo:paragraph-rsid="004db8bf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0c71b" officeooo:paragraph-rsid="0050c71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363f8" officeooo:paragraph-rsid="005363f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541a6" officeooo:paragraph-rsid="005541a6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7a6bc" officeooo:paragraph-rsid="0057a6b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3612" officeooo:paragraph-rsid="0059929b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af691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fcd9d" officeooo:paragraph-rsid="005fcd9d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5c004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796e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7979b" officeooo:paragraph-rsid="0067979b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44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4db8bf" style:font-size-asian="12pt" style:font-size-complex="12pt"/>
    </style:style>
    <style:style style:name="P45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46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d43da" officeooo:paragraph-rsid="0049b81b" style:font-size-asian="12pt" style:font-weight-asian="normal" style:font-size-complex="12pt" style:font-weight-complex="normal"/>
    </style:style>
    <style:style style:name="P48" style:family="paragraph" style:parent-style-name="Heading_20_1" style:master-page-name="Standard">
      <style:paragraph-properties fo:text-align="start" style:justify-single-word="false" style:page-number="auto"/>
      <style:text-properties style:font-name="Liberation Sans" fo:font-size="15pt" officeooo:rsid="006b20ee" officeooo:paragraph-rsid="006b20ee" style:font-name-asian="Droid Sans Fallback" style:font-size-asian="15pt" style:font-name-complex="FreeSans" style:font-size-complex="15pt"/>
    </style:style>
    <style:style style:name="P49" style:family="paragraph" style:parent-style-name="Heading_20_1" style:master-page-name="Standard">
      <style:paragraph-properties style:page-number="auto"/>
      <style:text-properties officeooo:paragraph-rsid="0049b81b"/>
    </style:style>
    <style:style style:name="P50" style:family="paragraph" style:parent-style-name="Heading_20_1" style:master-page-name="Landscape">
      <style:paragraph-properties style:page-number="auto"/>
      <style:text-properties officeooo:rsid="0047c122" officeooo:paragraph-rsid="0047c122"/>
    </style:style>
    <style:style style:name="P5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541a6" officeooo:paragraph-rsid="005541a6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57a6bc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627445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9929b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af691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ed4b4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14d70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40349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9929b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fcd9d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d6fd" officeooo:paragraph-rsid="005cd6fd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27445" officeooo:paragraph-rsid="00627445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3612" officeooo:paragraph-rsid="00640349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5c004" officeooo:paragraph-rsid="0065c004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7979b" officeooo:paragraph-rsid="0067979b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faa0" officeooo:paragraph-rsid="006efaa0" style:font-size-asian="12pt" style:font-size-complex="12pt"/>
    </style:style>
    <style:style style:name="P67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bcab9" officeooo:paragraph-rsid="004bcab9" style:font-size-asian="12pt" style:font-size-complex="12pt"/>
    </style:style>
    <style:style style:name="P68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db8bf" officeooo:paragraph-rsid="004db8bf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9ef8" style:font-weight-asian="normal" style:font-weight-complex="normal"/>
    </style:style>
    <style:style style:name="T3" style:family="text">
      <style:text-properties fo:font-weight="normal" officeooo:rsid="0049b81b" style:font-weight-asian="normal" style:font-weight-complex="normal"/>
    </style:style>
    <style:style style:name="T4" style:family="text">
      <style:text-properties fo:font-weight="normal" officeooo:rsid="006cc1f9" style:font-weight-asian="normal" style:font-weight-complex="normal"/>
    </style:style>
    <style:style style:name="T5" style:family="text">
      <style:text-properties officeooo:rsid="0047c122"/>
    </style:style>
    <style:style style:name="T6" style:family="text">
      <style:text-properties officeooo:rsid="00499ef8"/>
    </style:style>
    <style:style style:name="T7" style:family="text">
      <style:text-properties officeooo:rsid="006dcc60"/>
    </style:style>
    <style:style style:name="T8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"/>
        <text:p text:style-name="P5"/>
        <text:p text:style-name="P5"/>
        <text:p text:style-name="Title">Práctica <text:span text:style-name="T5">1</text:span> – <text:span text:style-name="T5">Competición en Kaggle sobre Clasificación Multiclase</text:span></text:p>
        <text:p text:style-name="P4"/>
        <text:p text:style-name="P6"/>
        <text:p text:style-name="P12">Sistemas Inteligentes para la Gestión en la Empresa</text:p>
        <text:p text:style-name="Subtitle">Máster Universitario en Ingeniería Informática</text:p>
        <text:p text:style-name="P7">Curso 2015 - 2016</text:p>
        <text:p text:style-name="P13">Germán Martínez Maldonado</text:p>
        <text:p text:style-name="P8">54097023B</text:p>
        <text:p text:style-name="P8">germanm@correo.ugr.es</text:p>
        <text:p text:style-name="P11"/>
        <text:p text:style-name="P11">Equipo Kaggle: Germán Martínez Maldonado</text:p>
        <text:p text:style-name="P11">Mejor puntuación: </text:p>
        <text:p text:style-name="P11">Puesto final: </text:p>
        <text:p text:style-name="P11">Fecha y hora de la solución: </text:p>
        <text:h text:style-name="P48" text:outline-level="1"><text:span text:style-name="T1">Trabajo </text:span><text:span text:style-name="T4">realizado</text:span></text:h>
        <text:p text:style-name="P10"><text:tab/></text:p>
        <text:h text:style-name="P50" text:outline-level="1"><text:span text:style-name="T1">Resumen de </text:span><text:span text:style-name="T2">soluciones intentadas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office:value-type="string">
              <text:p text:style-name="P14">N.º solución</text:p>
            </table:table-cell>
            <table:table-cell table:style-name="Tabla1.A1" office:value-type="string">
              <text:p text:style-name="P14">Descripción de la manipulación de los datos aplicada</text:p>
            </table:table-cell>
            <table:table-cell table:style-name="Tabla1.A1" office:value-type="string">
              <text:p text:style-name="P14">Resumen de los algoritmos y software empleados</text:p>
            </table:table-cell>
            <table:table-cell table:style-name="Tabla1.A1" office:value-type="string">
              <text:p text:style-name="P14">% de aciertos sobre conjunto de validación</text:p>
            </table:table-cell>
            <table:table-cell table:style-name="Tabla1.A1" office:value-type="string">
              <text:p text:style-name="P15">% <text:span text:style-name="T6">de acierto en Kaggle</text:span></text:p>
            </table:table-cell>
            <table:table-cell table:style-name="Tabla1.F1" office:value-type="string">
              <text:p text:style-name="P14">Posición / Fecha / Hora</text:p>
            </table:table-cell>
          </table:table-row>
          <table:table-row>
            <table:table-cell table:style-name="Tabla1.A2" office:value-type="string">
              <text:p text:style-name="P19">1</text:p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67">60.0<text:span text:style-name="T7">7</text:span></text:p>
            </table:table-cell>
            <table:table-cell table:style-name="Tabla1.A2" office:value-type="string">
              <text:p text:style-name="P66">13.46458</text:p>
            </table:table-cell>
            <table:table-cell table:style-name="Tabla1.F2" office:value-type="string">
              <text:p text:style-name="P66">629 / 27 May 2016 / 23:37:39</text:p>
            </table:table-cell>
          </table:table-row>
          <table:table-row table:style-name="Tabla1.3">
            <table:table-cell table:style-name="Tabla1.A2" office:value-type="string">
              <text:p text:style-name="P19">2</text:p>
            </table:table-cell>
            <table:table-cell table:style-name="Tabla1.A2" office:value-type="string">
              <text:p text:style-name="P20"/>
            </table:table-cell>
            <table:table-cell table:style-name="Tabla1.A2" office:value-type="string">
              <text:p text:style-name="P22"/>
            </table:table-cell>
            <table:table-cell table:style-name="Tabla1.A2" office:value-type="string">
              <text:p text:style-name="P68">64.31</text:p>
            </table:table-cell>
            <table:table-cell table:style-name="Tabla1.E3" office:value-type="string">
              <text:p text:style-name="P17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3</text:p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44"/>
            </table:table-cell>
            <table:table-cell table:style-name="Tabla1.A2" office:value-type="string">
              <text:p text:style-name="P17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4</text:p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5</text:p>
            </table:table-cell>
            <table:table-cell table:style-name="Tabla1.A2" office:value-type="string">
              <text:p text:style-name="P26"/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6</text:p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46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7</text:p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8</text:p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29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9</text:p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0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1</text:p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2</text:p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13</text:p>
            </table:table-cell>
            <table:table-cell table:style-name="Tabla1.A2" office:value-type="string">
              <text:p text:style-name="P31"/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4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32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5</text:p>
            </table:table-cell>
            <table:table-cell table:style-name="Tabla1.A2" office:value-type="string">
              <text:p text:style-name="P33"/>
            </table:table-cell>
            <table:table-cell table:style-name="Tabla1.A2" office:value-type="string">
              <text:p text:style-name="P57"/>
            </table:table-cell>
            <table:table-cell table:style-name="Tabla1.A2" office:value-type="string">
              <text:p text:style-name="P34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ext:soft-page-break/>
          <table:table-row>
            <table:table-cell table:style-name="Tabla1.A2" office:value-type="string">
              <text:p text:style-name="P19">16</text:p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7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63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8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19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20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1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2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3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4</text:p>
            </table:table-cell>
            <table:table-cell table:style-name="Tabla1.A2" office:value-type="string">
              <text:p text:style-name="P64"/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5</text:p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16"/>
            </table:table-cell>
            <table:table-cell table:style-name="Tabla1.F2" office:value-type="string">
              <text:p text:style-name="P42"/>
            </table:table-cell>
          </table:table-row>
          <table:table-row>
            <table:table-cell table:style-name="Tabla1.A2" office:value-type="string">
              <text:p text:style-name="P19">26</text:p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  <table:table-row table:style-name="Tabla1.28">
            <table:table-cell table:style-name="Tabla1.A2" office:value-type="string">
              <text:p text:style-name="P23">27</text:p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65"/>
            </table:table-cell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3"/>
            </table:table-cell>
            <table:table-cell table:style-name="Tabla1.F2" office:value-type="string">
              <text:p text:style-name="P42"/>
            </table:table-cell>
          </table:table-row>
        </table:table>
        <text:p text:style-name="P9"/>
        <text:h text:style-name="P49" text:outline-level="1"><text:span text:style-name="T2">R</text:span><text:span text:style-name="T3">esultado final</text:span></text:h>
        <text:p text:style-name="P47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teligentes para la Gestión en la Empresa<text:tab/><text:tab/>Germán Martínez Maldonado</text:p>
        <text:p text:style-name="MP1">Práctica 1 – Competición en Kaggle sobre <text:tab/><text:tab/>Máster de Ingeniería Informática</text:p>
        <text:p text:style-name="MP1">Clasificación Binaria</text:p>
      </style:header>
      <style:header-first>
        <text:p text:style-name="MP2"/>
      </style:header-first>
    </style:master-page>
    <style:master-page style:name="Landscape" style:page-layout-name="Mpm2">
      <style:header>
        <text:p text:style-name="MP3">Sistemas Inteligentes para la Gestión en la Empresa<text:tab/><text:tab/><text:tab/>Germán Martínez Maldonado</text:p>
        <text:p text:style-name="MP3">Práctica 1 – Competición en Kaggle sobre Clasificación Binaria<text:tab/><text:tab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0.5.2$Linux_X86_64 LibreOffice_project/00m0$Build-2</meta:generator>
    <dc:date>2016-05-28T03:00:19.890314285</dc:date>
    <meta:editing-duration>PT5H1M5S</meta:editing-duration>
    <meta:editing-cycles>41</meta:editing-cycles>
    <meta:document-statistic meta:table-count="1" meta:image-count="0" meta:object-count="0" meta:page-count="5" meta:paragraph-count="58" meta:word-count="173" meta:character-count="1041" meta:non-whitespace-character-count="913"/>
  </office:meta>
</office:document-meta>
</file>